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cm" loext:contextual-spacing="false" fo:line-height="120%" style:writing-mode="lr-tb"/>
      <style:text-properties fo:font-variant="normal" fo:text-transform="none" fo:color="#000000" style:font-name="Liberation Serif1" fo:font-size="14pt" fo:font-style="normal" style:text-underline-style="solid" style:text-underline-width="auto" style:text-underline-color="font-color" fo:font-weight="normal" fo:background-color="transparent"/>
    </style:style>
    <style:style style:name="P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1" fo:font-size="14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4" style:family="paragraph" style:parent-style-name="Text_20_body">
      <style:paragraph-properties fo:margin-top="0cm" fo:margin-bottom="0cm" loext:contextual-spacing="false" fo:line-height="120%" style:writing-mode="lr-tb"/>
      <style:text-properties fo:font-weight="normal"/>
    </style:style>
    <style:style style:name="P5" style:family="paragraph" style:parent-style-name="Text_20_body">
      <style:paragraph-properties fo:margin-top="0cm" fo:margin-bottom="0cm" loext:contextual-spacing="false" fo:line-height="120%" style:writing-mode="lr-tb"/>
    </style:style>
    <style:style style:name="P6" style:family="paragraph" style:parent-style-name="Text_20_body" style:list-style-name="L1">
      <loext:graphic-properties draw:fill="none" draw:fill-color="#ffffff"/>
      <style:paragraph-properties fo:margin-top="0cm" fo:margin-bottom="0cm" loext:contextual-spacing="false" fo:line-height="120%" fo:background-color="transparent" style:writing-mode="lr-tb"/>
    </style:style>
    <style:style style:name="T1" style:family="text">
      <style:text-properties fo:font-variant="normal" fo:text-transform="none" fo:color="#000000" style:text-line-through-style="none" style:text-line-through-type="none" style:font-name="Liberation Serif1" fo:font-size="14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Liberation Serif1" fo:font-size="14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222222" style:text-line-through-style="none" style:text-line-through-type="none" style:font-name="Liberation Serif1" fo:font-size="14pt" fo:font-style="normal" style:text-underline-style="none" style:text-blinking="false" fo:background-color="transparent" loext:char-shading-value="0"/>
    </style:style>
    <style:style style:name="T6" style:family="text">
      <style:text-properties fo:font-variant="normal" fo:text-transform="none" fo:color="#000080" style:text-line-through-style="none" style:text-line-through-type="none" style:font-name="Liberation Serif1" fo:font-size="14pt" fo:font-style="normal" style:text-underline-style="solid" style:text-underline-width="auto" style:text-underline-color="font-color" fo:font-weight="normal" style:text-blinking="false" fo:background-color="transparent" loext:char-shading-value="0"/>
    </style:style>
    <style:style style:name="T7" style:family="text">
      <style:text-properties fo:font-variant="normal" fo:text-transform="none" fo:color="#1155cc" style:text-line-through-style="none" style:text-line-through-type="none" style:font-name="Liberation Serif1" fo:font-size="14pt" fo:font-style="normal" style:text-underline-style="solid" style:text-underline-width="auto" style:text-underline-color="font-color" fo:font-weight="normal" style:text-blinking="false" fo:background-color="transparent"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0e16d099-7fff-aedc-eb28-435c37fad3ff"/>Blockchain and cryptocurrencies</text:p>
      <text:p text:style-name="Text_20_body"/>
      <text:p text:style-name="P4"><text:span text:style-name="T2">What does it do? (600 words)</text:span><text:span text:style-name="T3"> </text:span><text:span text:style-name="T1">What is the state of the art of this new technology? What can be done now? What is likely to be able to do be done soon (say in the next 3 years)? What technological or other developments make this possible? </text:span></text:p>
      <text:p text:style-name="P2">----------------------------------</text:p>
      <text:p text:style-name="Text_20_body"/>
      <text:p text:style-name="P4"><text:span text:style-name="T1">Blockchain technology works as an ever increasing networked ledger of recorded information in blocks. Each block contains a contains a </text:span><text:span text:style-name="T5">cryptographic hash which is used as a unique identifier that is used to verify the authenticity and prevent forgeries of block data on the network. This in theory prevents forgeries as due to the complexity of a hash function algorithm means decrypting a hash function is basically impossible on current computing power, the time taken being measured anywhere from years to millions of years depending on the exact hash algorithm. This means the blockchain is secure.</text:span></text:p>
      <text:p text:style-name="P3"> </text:p>
      <text:p text:style-name="P2">Blockchain can be used to make digital goods online unique as the hash algorithm is theoretically impossible to forge it allows for the creation of unique and original digital items. This has allowed for the creation of things such as unique digital IDs that utilise the blockchain technology but allow for a person to hold a unique digital ID that is theoretically impossible to forge.(Contracts artwork ico etc)</text:p>
      <text:p text:style-name="Text_20_body"/>
      <text:p text:style-name="P2">Cryptocurrencies are a type of currency that is totally, they use the blockchain as each block representing a coin on the system. This means that the security of the blockchain is used on cryptocurrencies. This allows for coins to be mined by using computing power. This allows for the simplicity or the complexity of mining a coin to be governed by an algorithm.  This means that unlike conventional currencies that cryptocurrencies is decentralised and no one individual or institution has control over the availability of cryptocurrencies. </text:p>
      <text:p text:style-name="Text_20_body"/>
      <text:p text:style-name="P2">Crypto currencies allow for payment of goods without the interference of institutions. Because cryptocurrencies are all digital they can be transferred from device to device with no middle man needed. This would mean that individuals would not need to use a bank for transfering money. This would mean that transfer would be hard or impossible to trace as there is no record of it like a bank, there would be no fees transferring money would be the same no matter the individual even if they were in <text:soft-page-break/>another country. Also with no restrictions there is the possibility that it could be used for criminal activity as it is not easily traced or recorded like a bank transfer.</text:p>
      <text:p text:style-name="P3"> </text:p>
      <text:p text:style-name="P4"><text:span text:style-name="T2">What is the likely impact? (300 words) </text:span><text:span text:style-name="T1">What is the potential impact of this development? What is likely to change? Which people will be most affected and how? Will this create, replace or make redundant any current jobs or technologies? </text:span></text:p>
      <text:p text:style-name="P2">-----------------------</text:p>
      <text:p text:style-name="Text_20_body"/>
      <text:p text:style-name="P2">If cryptocurrencies gained a large usage they could have a large impact on economics. Because of the nature of how they work, currencies could be used beyond any state border, there would be no need for banks and this could affect them a lot.</text:p>
      <text:p text:style-name="Text_20_body"/>
      <text:p text:style-name="P3"> </text:p>
      <text:p text:style-name="P4"><text:span text:style-name="T2">How will this affect you? (300 words) </text:span><text:span text:style-name="T3"> </text:span><text:span text:style-name="T1">In your daily life, how will this affect you? What will be different for you? How might this affect members of your family or your friends? </text:span></text:p>
      <text:p text:style-name="P2">------------------------</text:p>
      <text:p text:style-name="Text_20_body"/>
      <text:p text:style-name="P2">If blockchain becomes into daily life it could make holding holding unique digital files a reality. In theory things like IDs, bank cards even employment contracts could all be stored on a device and not hard paper copy would be needed. </text:p>
      <text:p text:style-name="Text_20_body"/>
      <text:p text:style-name="P2">Cryptocurrencies would make purchases and saving of capital easier for an individual as there would be no need for a bank account to receive or transfer money digitally. This could also mean less fees when transferring money as people would not need to utilise a banks network to transfer funds they could simple and securely send it from device to device.</text:p>
      <text:p text:style-name="Text_20_body"/>
      <text:p text:style-name="P2">References </text:p>
      <text:p text:style-name="Text_20_body"/>
      <text:p text:style-name="P5"><text:a xlink:type="simple" xlink:href="https://en.wikipedia.org/wiki/Blockchain#Video_games" text:style-name="Internet_20_link" text:visited-style-name="Visited_20_Internet_20_Link"><text:span text:style-name="T6">https://en.wikipedia.org/wiki/Blockchain</text:span></text:a></text:p>
      <text:p text:style-name="Text_20_body"/>
      <text:p text:style-name="P5"><text:a xlink:type="simple" xlink:href="https://search.proquest.com/openview/6aeb105a9f99672496ae2fc72dc53c2e/1?pq-origsite=gscholar&amp;cbl=41065" text:style-name="Internet_20_link" text:visited-style-name="Visited_20_Internet_20_Link"><text:span text:style-name="T6">https://search.proquest.com/openview/6aeb105a9f99672496ae2fc72dc53c2e/1?pq-origsite=gscholar&amp;cbl=41065</text:span></text:a><text:span text:style-name="T4"> </text:span></text:p>
      <text:p text:style-name="Text_20_body"/>
      <text:p text:style-name="P5"><text:a xlink:type="simple" xlink:href="https://en.wikipedia.org/wiki/Cryptographic_hash_function" text:style-name="Internet_20_link" text:visited-style-name="Visited_20_Internet_20_Link"><text:span text:style-name="T6">https://en.wikipedia.org/wiki/Cryptographic_hash_function</text:span></text:a><text:span text:style-name="T4"> </text:span></text:p>
      <text:p text:style-name="Text_20_body"><text:soft-page-break/></text:p>
      <text:p text:style-name="P5"><text:a xlink:type="simple" xlink:href="https://en.wikipedia.org/wiki/Cryptocurrency" text:style-name="Internet_20_link" text:visited-style-name="Visited_20_Internet_20_Link"><text:span text:style-name="T6">https://en.wikipedia.org/wiki/Cryptocurrency</text:span></text:a><text:span text:style-name="T4"> </text:span></text:p>
      <text:p text:style-name="Text_20_body"/>
      <text:p text:style-name="P5"><text:a xlink:type="simple" xlink:href="https://www.ibm.com/blockchain/solutions/identity" text:style-name="Internet_20_link" text:visited-style-name="Visited_20_Internet_20_Link"><text:span text:style-name="T7">https://www.ibm.com/blockchain/solutions/identity</text:span></text:a></text:p>
      <text:p text:style-name="Text_20_body"/>
      <text:list xml:id="list2879641579" text:style-name="L1">
        <text:list-item>
          <text:p text:style-name="P6"><text:a xlink:type="simple" xlink:href="https://www.fool.com/investing/2018/04/11/20-real-world-uses-for-blockchain-technology.aspx" text:style-name="Internet_20_link" text:visited-style-name="Visited_20_Internet_20_Link"><text:span text:style-name="T7">https://www.fool.com/investing/2018/04/11/20-real-world-uses-for-blockchain-technology.aspx</text:span></text:a></text:p>
        </text:list-item>
      </text:list>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07T11:53:31.483000000</meta:creation-date>
    <dc:date>2020-01-07T11:54:36.217000000</dc:date>
    <meta:editing-duration>PT1M7S</meta:editing-duration>
    <meta:editing-cycles>1</meta:editing-cycles>
    <meta:document-statistic meta:table-count="0" meta:image-count="0" meta:object-count="0" meta:page-count="3" meta:paragraph-count="24" meta:word-count="647" meta:character-count="4231" meta:non-whitespace-character-count="3592"/>
    <meta:generator>LibreOffice/6.3.2.2$Windows_X86_64 LibreOffice_project/98b30e735bda24bc04ab42594c85f7fd8be07b9c</meta:generator>
  </office:meta>
</office:document-meta>
</file>